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333333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3cm" svg:stroke-color="#333333" draw:marker-start-width="0.245cm" draw:marker-end-width="0.245cm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cm" svg:stroke-color="#333333" draw:marker-start-width="0.245cm" draw:marker-end-width="0.245cm" draw:fill="none" draw:fill-color="#ffffff" fo:min-height="0.523cm"/>
    </style:style>
    <style:style style:name="gr4" style:family="graphic" style:parent-style-name="standard">
      <style:graphic-properties draw:stroke="solid" draw:stroke-dash="Fine_20_Dashed_20__28_var_29_" svg:stroke-width="0.03cm" svg:stroke-color="#333333" draw:marker-start-width="0.245cm" draw:marker-end-width="0.245cm" draw:fill="none" draw:fill-color="#333333" draw:textarea-horizontal-align="justify" draw:textarea-vertical-align="middle" draw:auto-grow-height="false" fo:padding-top="-0.36cm" fo:padding-bottom="-0.36cm" fo:padding-left="-0.235cm" fo:padding-right="-0.2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Lato" fo:font-size="18pt" style:font-size-asian="18pt" style:font-size-complex="18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center"/>
      <style:text-properties fo:color="#333333" style:font-name="Lato Light" fo:font-size="12pt" style:font-size-asian="12pt" style:font-size-complex="12pt"/>
    </style:style>
    <style:style style:name="T1" style:family="text">
      <style:text-properties fo:color="#333333" style:font-name="Lato" fo:font-size="18pt" style:font-size-asian="18pt" style:font-size-complex="18pt"/>
    </style:style>
    <style:style style:name="T2" style:family="text">
      <style:text-properties fo:color="#333333" style:font-name="Lato Ligh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8cm" svg:height="1.498cm" svg:x="0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1cm" svg:x="0.4cm" svg:y="4.6cm">
          <text:p text:style-name="P1"><text:span text:style-name="T1">GAE / AppScale (Pa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8cm" svg:height="0.773cm" svg:x="0.4cm" svg:y="5.427cm">
          <draw:text-box>
            <text:p text:style-name="P3"><text:span text:style-name="T2">DataStore, BlobStore, Channel API, Scaling</text:span></text:p>
          </draw:text-box>
        </draw:frame>
        <draw:custom-shape draw:style-name="gr4" draw:text-style-name="P1" draw:layer="layout" svg:width="0.272cm" svg:height="1cm" svg:x="4.7cm" svg:y="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8.8cm" svg:height="1.498cm" svg:x="0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1cm" svg:x="0.4cm" svg:y="6.1cm">
          <text:p text:style-name="P1"><text:span text:style-name="T1">OpenStack (Ia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8cm" svg:height="0.773cm" svg:x="0.4cm" svg:y="6.927cm">
          <draw:text-box>
            <text:p text:style-name="P3"><text:span text:style-name="T2">Compute, Networking, Storage</text:span></text:p>
          </draw:text-box>
        </draw:frame>
        <draw:custom-shape draw:style-name="gr1" draw:text-style-name="P1" draw:layer="layout" svg:width="8.8cm" svg:height="1.498cm" svg:x="0.4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8cm" svg:height="1.498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1.1cm" svg:x="0.4cm" svg:y="0.3cm">
          <text:p text:style-name="P1"><text:span text:style-name="T1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8cm" svg:height="0.773cm" svg:x="0.4cm" svg:y="3.927cm">
          <draw:text-box>
            <text:p text:style-name="P3"><text:span text:style-name="T2">Web Application, REST Services, JSP</text:span></text:p>
          </draw:text-box>
        </draw:frame>
        <draw:frame draw:style-name="gr3" draw:text-style-name="P4" draw:layer="layout" svg:width="8.8cm" svg:height="0.773cm" svg:x="0.369cm" svg:y="1.22cm">
          <draw:text-box>
            <text:p text:style-name="P3"><text:span text:style-name="T2">JavaScript</text:span></text:p>
          </draw:text-box>
        </draw:frame>
        <draw:custom-shape draw:style-name="gr2" draw:text-style-name="P2" draw:layer="layout" svg:width="8.8cm" svg:height="1cm" svg:x="0.4cm" svg:y="3.1cm">
          <text:p text:style-name="P1"><text:span text:style-name="T1">CollaboraTeX (SaaS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4-03-31T14:04:19.431312176</meta:creation-date>
    <dc:date>2014-06-24T22:04:05.020193437</dc:date>
    <dc:creator>Daniel </dc:creator>
    <meta:editing-duration>PT13M32S</meta:editing-duration>
    <meta:editing-cycles>7</meta:editing-cycles>
    <meta:generator>LibreOffice/4.1.3.2$Linux_X86_64 LibreOffice_project/410m0$Build-2</meta:generator>
    <meta:document-statistic meta:object-count="13"/>
  </office:meta>
</office:document-meta>
</file>